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3154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1.6827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2.122in"/>
    </style:style>
    <style:style style:name="co19" style:family="table-column">
      <style:table-column-properties fo:break-before="auto" style:column-width="4.6457in"/>
    </style:style>
    <style:style style:name="co20" style:family="table-column">
      <style:table-column-properties fo:break-before="auto" style:column-width="5.7035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22" table:number-columns-repeated="999" table:default-cell-style-name="ce1"/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ed flags</text:p>
          </table:table-cell>
          <table:table-cell office:value-type="string" calcext:value-type="string">
            <text:p>modified flags</text:p>
          </table:table-cell>
          <table:table-cell office:value-type="string" calcext:value-type="string">
            <text:p>def f</text:p>
          </table:table-cell>
          <table:table-cell office:value-type="string" calcext:value-type="string">
            <text:p>undef 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LDT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LDTR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TR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+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WAI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nitor Wa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GETB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XCR</text:p>
          </table:table-cell>
          <table:table-cell table:number-columns-repeated="6"/>
          <table:table-cell office:value-type="string" calcext:value-type="string">
            <text:p>Get Value of Extended Control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SETBV</text:p>
          </table:table-cell>
          <table:table-cell office:value-type="string" calcext:value-type="string">
            <text:p>XCR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6"/>
          <table:table-cell office:value-type="string" calcext:value-type="string">
            <text:p>Set Extended Control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8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MSW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SW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4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VLPG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Invalidate TLB Entr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+</text:p>
          </table:table-cell>
          <table:table-cell table:number-columns-repeated="2"/>
          <table:table-cell office:value-type="string" calcext:value-type="string">
            <text:p>f2 </text:p>
          </table:table-cell>
          <table:table-cell office:value-type="string" calcext:value-type="string">
            <text:p>RDTSC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ad Time-Stamp Counter and Processor I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AR</text:p>
          </table:table-cell>
          <table:table-cell table:number-columns-repeated="2" office:value-type="string" calcext:value-type="string">
            <text:p>r16/32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SL</text:p>
          </table:table-cell>
          <table:table-cell table:number-columns-repeated="2" office:value-type="string" calcext:value-type="string">
            <text:p>r16/32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4 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MOVHPS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High Packed Single-FP Valu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MOVHPD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High Packed Double-FP Valu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4++</text:p>
          </table:table-cell>
          <table: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A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A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C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A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A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P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PO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G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G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G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A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C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A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C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A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A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P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PO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G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G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G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G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2++</text:p>
          </table:table-cell>
          <table:table-cell table:number-columns-repeated="3"/>
          <table:table-cell office:value-type="string" calcext:value-type="string">
            <text:p>FXSAVE</text:p>
          </table:table-cell>
          <table:table-cell office:value-type="string" calcext:value-type="string">
            <text:p>m51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x87 FPU</text:p>
          </table:table-cell>
          <table:table-cell office:value-type="string" calcext:value-type="string">
            <text:p><text:s/>MMX</text:p>
          </table:table-cell>
          <table:table-cell table:style-name="Default"/>
          <table:table-cell office:value-type="string" calcext:value-type="string">
            <text:p><text:s/>XMM</text:p>
          </table:table-cell>
          <table:table-cell office:value-type="string" calcext:value-type="string">
            <text:p><text:s/>and MXCSR Sta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++</text:p>
          </table:table-cell>
          <table:table-cell table:number-columns-repeated="3"/>
          <table:table-cell office:value-type="string" calcext:value-type="string">
            <text:p>F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x87 FPU</text:p>
          </table:table-cell>
          <table:table-cell office:value-type="string" calcext:value-type="string">
            <text:p><text:s/>MMX</text:p>
          </table:table-cell>
          <table:table-cell table:style-name="Default"/>
          <table:table-cell office:value-type="string" calcext:value-type="string">
            <text:p><text:s/>XMM</text:p>
          </table:table-cell>
          <table:table-cell office:value-type="string" calcext:value-type="string">
            <text:p><text:s/>and MXCSR Sta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LD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Load MXCSR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ST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MXCSR Register Sta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S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Processor Extended Stat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L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ad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Processor Extended Stat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M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emory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SFENCE</text:p>
          </table:table-cell>
          <table: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CLFLUSH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Flush Cache Lin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POPCNT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o..s.apc</text:p>
          </table:table-cell>
          <table:table-cell office:value-type="string" calcext:value-type="string">
            <text:p>Bit Population Cou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office:value-type="string" calcext:value-type="string">
            <text:p>M20 </text:p>
          </table:table-cell>
          <table:table-cell table:number-columns-repeated="2"/>
          <table:table-cell office:value-type="string" calcext:value-type="string">
            <text:p>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m</text:p>
          </table:table-cell>
          <table:table-cell table:number-columns-repeated="8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40+r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48+r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+r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8+r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A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AD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table:number-columns-repeated="7"/>
          <table:table-cell office:value-type="string" calcext:value-type="string">
            <text:p>no mnemonic</text:p>
          </table:table-cell>
          <table:table-cell table:number-columns-repeated="10"/>
          <table:table-cell office:value-type="string" calcext:value-type="string">
            <text:p>Operand-size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4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recision-size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table:number-columns-repeated="7"/>
          <table:table-cell office:value-type="string" calcext:value-type="string">
            <text:p>no mnemonic</text:p>
          </table:table-cell>
          <table:table-cell table:number-columns-repeated="10"/>
          <table:table-cell office:value-type="string" calcext:value-type="string">
            <text:p>Address-size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</text:span><text:span text:style-name="T2">INSB</text:span>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</text:span><text:span text:style-name="T2">INSW</text:span>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</text:span><text:span text:style-name="T2">INSD</text:span>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</text:span><text:span text:style-name="T2">OUTSB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</text:span><text:span text:style-name="T2">OUTSW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</text:span><text:span text:style-name="T2">OUTSD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<text:span text:style-name="T1">JB/</text:span><text:span text:style-name="T2">JNAE/JC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<text:span text:style-name="T1">JNB/</text:span><text:span text:style-name="T2">JAE/JNC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<text:span text:style-name="T1">JZ/</text:span><text:span text:style-name="T2">J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<text:span text:style-name="T1">JNZ/</text:span><text:span text:style-name="T2">JN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<text:span text:style-name="T1">JBE/</text:span><text:span text:style-name="T2">JNA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<text:span text:style-name="T1">JP/</text:span><text:span text:style-name="T2">JP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<text:span text:style-name="T1">JNP/</text:span><text:span text:style-name="T2">JPO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<text:span text:style-name="T1">JL/</text:span><text:span text:style-name="T2">JNG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<text:span text:style-name="T1">JNL/</text:span><text:span text:style-name="T2">JG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<text:span text:style-name="T1">JLE/</text:span><text:span text:style-name="T2">JNG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<text:span text:style-name="T1">JNLE/</text:span><text:span text:style-name="T2">JG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Sr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0+r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D1 </text:p>
          </table:table-cell>
          <table:table-cell table:number-columns-repeated="3"/>
          <table:table-cell office:value-type="string" calcext:value-type="string">
            <text:p>NOP</text:p>
          </table:table-cell>
          <table:table-cell table:number-columns-repeated="10"/>
          <table:table-cell office:value-type="string" calcext:value-type="string">
            <text:p>No Oper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4+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pin Loop Hin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string" calcext:value-type="string">
            <text:p>CB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Convert Byte to 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7"/>
          <table:table-cell office:value-type="string" calcext:value-type="string">
            <text:p>CW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W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9"/>
          <table:table-cell office:value-type="string" calcext:value-type="string">
            <text:p>no mnemonic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Wait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C</text:p>
          </table:table-cell>
          <table:table-cell table:number-columns-repeated="7"/>
          <table:table-cell office:value-type="string" calcext:value-type="string">
            <text:p>PUSHF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Push FLAGS Register onto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7"/>
          <table:table-cell office:value-type="string" calcext:value-type="string">
            <text:p>POPF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Pop Stack into FLAGS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B</text:p>
          </table:table-cell>
          <table:table-cell table:number-columns-repeated="2"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W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D</text:p>
          </table:table-cell>
          <table:table-cell table:number-columns-repeated="2"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B</text:p>
          </table:table-cell>
          <table:table-cell table:number-columns-repeated="2"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W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D</text:p>
          </table:table-cell>
          <table:table-cell table:number-columns-repeated="2"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0+r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8+r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D3 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table:number-columns-repeated="10"/>
          <table:table-cell office:value-type="string" calcext:value-type="string">
            <text:p>Undefined and Reserved</text:p>
          </table:table-cell>
          <table:table-cell office:value-type="string" calcext:value-type="string">
            <text:p><text:s/>Does not Generate #UD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ETALC</text:p>
          </table:table-cell>
          <table:table-cell office:value-type="string" calcext:value-type="string">
            <text:p>A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XLAT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F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Floating Point Valu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XC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change Register Content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ST</text:p>
          </table:table-cell>
          <table:table-cell office:value-type="string" calcext:value-type="string">
            <text:p>m32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NO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m32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FSTP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LD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oad x87 FPU Environmen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CH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hange Sig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AB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bsolute Valu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LD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Load x87 FPU Control 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1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+1.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L2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21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L2E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2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B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PI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π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LG2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10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LN2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e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Z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+0.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NST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Environmen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ST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Environmen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2XM1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ompute 2x-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YL2X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ompute y × log2x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PTAN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Partial Tangen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PATAN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Partial Arctangent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PREM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IEEE Partial Remaind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DECST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Decrement Stack-Top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INCST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Increment Stack-Top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NST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Control 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ST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Control 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PRE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Partial Remainder (for compatibility with i8087 and i287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A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SQR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quare Roo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B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SINCO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Sine and Cosin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RNDIN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ound to Integ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D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SCAL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cal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SIN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Sin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F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CO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Cosin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I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(C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I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equal (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I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B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or equal (CF=1 or 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I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U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p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unordered (P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I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I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UCOMP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 and Pop Twic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I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I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Integ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N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below (C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++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ISTTP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sse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Store Integer with Truncation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equal (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IST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NB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or equal (CF=0 and 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ISTP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FCMOVNU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p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unordered (P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D6 </text:p>
          </table:table-cell>
          <table:table-cell table:number-columns-repeated="3"/>
          <table:table-cell office:value-type="string" calcext:value-type="string">
            <text:p>FNENI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D6 </text:p>
          </table:table-cell>
          <table:table-cell table:number-columns-repeated="3"/>
          <table:table-cell office:value-type="string" calcext:value-type="string">
            <text:p>FNDISI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NCLEX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lear Exception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CLEX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lear Exception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NINIT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itialize Floating-Point Un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INIT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itialize Floating-Point Uni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7 </text:p>
          </table:table-cell>
          <table:table-cell table:number-columns-repeated="3"/>
          <table:table-cell office:value-type="string" calcext:value-type="string">
            <text:p>FNSETPM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80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Floating Point Valu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BSTP</text:p>
          </table:table-cell>
          <table:table-cell office:value-type="string" calcext:value-type="string">
            <text:p>m80dec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BCD Integer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COMI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Compare Floating Point Values and Set EFLAGS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ISTP</text:p>
          </table:table-cell>
          <table:table-cell office:value-type="string" calcext:value-type="string">
            <text:p>m64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OOPNE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OOPE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JE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EC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9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D3 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table:number-columns-repeated="10"/>
          <table:table-cell office:value-type="string" calcext:value-type="string">
            <text:p>Undefined and Reserved</text:p>
          </table:table-cell>
          <table:table-cell office:value-type="string" calcext:value-type="string">
            <text:p><text:s/>Does not Generate #UD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ICEBP</text:p>
          </table:table-cell>
          <table:table-cell office:value-type="string" calcext:value-type="string">
            <text:p>eFla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REPNE</text:p>
          </table:table-cell>
          <table:table-cell office:value-type="string" calcext:value-type="string">
            <text:p>eC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U11 </text:p>
          </table:table-cell>
          <table:table-cell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e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office:value-type="string" calcext:value-type="string">
            <text:p>P4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calar Double-precis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REPE</text:p>
          </table:table-cell>
          <table:table-cell office:value-type="string" calcext:value-type="string">
            <text:p>eC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e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/>
          <table:table-cell office:value-type="string" calcext:value-type="string">
            <text:p>P3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calar Single-precision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4T23:04:41.379964758</dc:date>
    <meta:editing-duration>PT52M29S</meta:editing-duration>
    <meta:editing-cycles>17</meta:editing-cycles>
    <meta:document-statistic meta:table-count="1" meta:cell-count="4406" meta:object-count="0"/>
  </office:meta>
</office:document-meta>
</file>